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old" svg:font-family="'Arial Bold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58cm"/>
    </style:style>
    <style:style style:name="co2" style:family="table-column">
      <style:table-column-properties fo:break-before="auto" style:column-width="1.852cm"/>
    </style:style>
    <style:style style:name="co3" style:family="table-column">
      <style:table-column-properties fo:break-before="auto" style:column-width="1.849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0.776cm" fo:break-before="auto" style:use-optimal-row-height="fals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 Bold" fo:font-size="9pt" fo:font-style="normal" fo:text-shadow="none" style:text-underline-style="none" fo:font-weight="bold" style:font-size-asian="9pt" style:font-style-asian="normal" style:font-weight-asian="bold" style:font-name-complex="Arial Bold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88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0.088cm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0.088cm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1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88cm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1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1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1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table:number-columns-spanned="10" table:number-rows-spanned="1">
            <text:p>Rotated Component Matrix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2">
            <text:p><text:s/></text:p>
          </table:table-cell>
          <table:table-cell table:style-name="ce8" office:value-type="string" table:number-columns-spanned="9" table:number-rows-spanned="1">
            <text:p>Component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14"/>
        </table:table-row>
        <table:table-row table:style-name="ro3">
          <table:covered-table-cell table:style-name="ce2"/>
          <table:table-cell table:style-name="ce9" office:value-type="string">
            <text:p>1</text:p>
          </table:table-cell>
          <table:table-cell table:style-name="ce14" office:value-type="string">
            <text:p>2</text:p>
          </table:table-cell>
          <table:table-cell table:style-name="ce14" office:value-type="string">
            <text:p>3</text:p>
          </table:table-cell>
          <table:table-cell table:style-name="ce14" office:value-type="string">
            <text:p>4</text:p>
          </table:table-cell>
          <table:table-cell table:style-name="ce14" office:value-type="string">
            <text:p>5</text:p>
          </table:table-cell>
          <table:table-cell table:style-name="ce14" office:value-type="string">
            <text:p>6</text:p>
          </table:table-cell>
          <table:table-cell table:style-name="ce14" office:value-type="string">
            <text:p>7</text:p>
          </table:table-cell>
          <table:table-cell table:style-name="ce14" office:value-type="string">
            <text:p>8</text:p>
          </table:table-cell>
          <table:table-cell table:style-name="ce19" office:value-type="string">
            <text:p>9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ind: Non-Physicalism</text:p>
          </table:table-cell>
          <table:table-cell table:style-name="ce10" office:value-type="float" office:value="0.654553495947978">
            <text:p>.655</text:p>
          </table:table-cell>
          <table:table-cell table:style-name="ce15" office:value-type="string">
            <text:p><text:s/></text:p>
          </table:table-cell>
          <table:table-cell table:style-name="ce15" office:value-type="string">
            <text:p><text:s/></text:p>
          </table:table-cell>
          <table:table-cell table:style-name="ce15" office:value-type="string">
            <text:p><text:s/></text:p>
          </table:table-cell>
          <table:table-cell table:style-name="ce15" office:value-type="string">
            <text:p><text:s/></text:p>
          </table:table-cell>
          <table:table-cell table:style-name="ce15" office:value-type="string">
            <text:p><text:s/></text:p>
          </table:table-cell>
          <table:table-cell table:style-name="ce15" office:value-type="string">
            <text:p><text:s/></text:p>
          </table:table-cell>
          <table:table-cell table:style-name="ce15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Metaphilosophy: Naturalism</text:p>
          </table:table-cell>
          <table:table-cell table:style-name="ce11" office:value-type="float" office:value="-0.626480258881081">
            <text:p>-.626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-0.303203472877999">
            <text:p>-.303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FreeWill: Libertarianism</text:p>
          </table:table-cell>
          <table:table-cell table:style-name="ce11" office:value-type="float" office:value="0.621906757514962">
            <text:p>.622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Personal Identity: Further-Fact View</text:p>
          </table:table-cell>
          <table:table-cell table:style-name="ce11" office:value-type="float" office:value="0.599322823480366">
            <text:p>.599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God: Atheism</text:p>
          </table:table-cell>
          <table:table-cell table:style-name="ce11" office:value-type="float" office:value="-0.559022793423191">
            <text:p>-.559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-0.271954183004259">
            <text:p>-.272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Zombies: Metaphysically Possible</text:p>
          </table:table-cell>
          <table:table-cell table:style-name="ce11" office:value-type="float" office:value="0.557265383891468">
            <text:p>.557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-0.273845848173713">
            <text:p>-.274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Time: A-Theory</text:p>
          </table:table-cell>
          <table:table-cell table:style-name="ce11" office:value-type="float" office:value="0.432141442870511">
            <text:p>.432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299297846255945">
            <text:p>.299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Moral Judgment: Cognitivism</text:p>
          </table:table-cell>
          <table:table-cell table:style-name="ce12" office:value-type="string">
            <text:p><text:s/></text:p>
          </table:table-cell>
          <table:table-cell table:style-name="ce17" office:value-type="float" office:value="0.792311400970695">
            <text:p>.792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Meta-Ethics: Moral Anti-Realism</text:p>
          </table:table-cell>
          <table:table-cell table:style-name="ce12" office:value-type="string">
            <text:p><text:s/></text:p>
          </table:table-cell>
          <table:table-cell table:style-name="ce17" office:value-type="float" office:value="-0.759385048556986">
            <text:p>-.759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Aesthetic Value: Objective</text:p>
          </table:table-cell>
          <table:table-cell table:style-name="ce12" office:value-type="string">
            <text:p><text:s/></text:p>
          </table:table-cell>
          <table:table-cell table:style-name="ce17" office:value-type="float" office:value="0.639180984174314">
            <text:p>.639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Abstract Objects: Platonism</text:p>
          </table:table-cell>
          <table:table-cell table:style-name="ce12" office:value-type="string">
            <text:p><text:s/></text:p>
          </table:table-cell>
          <table:table-cell table:style-name="ce17" office:value-type="float" office:value="0.44068716610631">
            <text:p>.441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342936928966713">
            <text:p>.343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Laws Of Nature: Humean</text:p>
          </table:table-cell>
          <table:table-cell table:style-name="ce12" office:value-type="string">
            <text:p><text:s/></text:p>
          </table:table-cell>
          <table:table-cell table:style-name="ce17" office:value-type="float" office:value="-0.386728219155421">
            <text:p>-.387</text:p>
          </table:table-cell>
          <table:table-cell table:style-name="ce17" office:value-type="float" office:value="-0.264438897808425">
            <text:p>-.264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346049236593254">
            <text:p>.346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2" office:value-type="float" office:value="-0.371278207388644">
            <text:p>-.371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A Priori Knowledge: Yes</text:p>
          </table:table-cell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804673162619932">
            <text:p>.805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Analytic-Synthetic Distinction: Yes</text:p>
          </table:table-cell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772379397867706">
            <text:p>.772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Knowledge Rationalism</text:p>
          </table:table-cell>
          <table:table-cell table:style-name="ce11" office:value-type="float" office:value="0.254458698928396">
            <text:p>.254</text:p>
          </table:table-cell>
          <table:table-cell table:style-name="ce17" office:value-type="float" office:value="0.348711300168665">
            <text:p>.349</text:p>
          </table:table-cell>
          <table:table-cell table:style-name="ce17" office:value-type="float" office:value="0.42871056957029">
            <text:p>.429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Mental Content: Externalism</text:p>
          </table:table-cell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721837237830105">
            <text:p>.722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Epistemic Justification: Externalism</text:p>
          </table:table-cell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666252559049014">
            <text:p>.666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Moral Motivation: Externalism</text:p>
          </table:table-cell>
          <table:table-cell table:style-name="ce12" office:value-type="string">
            <text:p><text:s/></text:p>
          </table:table-cell>
          <table:table-cell table:style-name="ce17" office:value-type="float" office:value="0.321803202627185">
            <text:p>.322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525836716285042">
            <text:p>.526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-0.260229161021072">
            <text:p>-.260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Proper Names: Fregean</text:p>
          </table:table-cell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-0.401884843165486">
            <text:p>-.402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-0.31639080899624">
            <text:p>-.316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Perceptual Experience: Disjunctivism</text:p>
          </table:table-cell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387282373276617">
            <text:p>.387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368394565917858">
            <text:p>.368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-0.282992470339197">
            <text:p>-.283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Truth: Epistemic</text:p>
          </table:table-cell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652674722378591">
            <text:p>.653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External World: Non-Skeptical Realism</text:p>
          </table:table-cell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-0.646681217508365">
            <text:p>-.647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Science: Scientific Anti-Realism</text:p>
          </table:table-cell>
          <table:table-cell table:style-name="ce12" office:value-type="string">
            <text:p><text:s/></text:p>
          </table:table-cell>
          <table:table-cell table:style-name="ce17" office:value-type="float" office:value="-0.327825417726665">
            <text:p>-.328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539562067063524">
            <text:p>.540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Trolley Problem: Don't Switch</text:p>
          </table:table-cell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693582683183808">
            <text:p>.694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Normative Ethics: Consequentialism</text:p>
          </table:table-cell>
          <table:table-cell table:style-name="ce12" office:value-type="string">
            <text:p><text:s/></text:p>
          </table:table-cell>
          <table:table-cell table:style-name="ce17" office:value-type="float" office:value="-0.289359940253817">
            <text:p>-.289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-0.577813095959771">
            <text:p>-.578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Newcomb's Problem: One Box</text:p>
          </table:table-cell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-0.705115368315883">
            <text:p>-.705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Logic Classical</text:p>
          </table:table-cell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-0.322445470636145">
            <text:p>-.322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530002888496359">
            <text:p>.530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Knowledge Claims: Invariantism</text:p>
          </table:table-cell>
          <table:table-cell table:style-name="ce12" office:value-type="string">
            <text:p><text:s/></text:p>
          </table:table-cell>
          <table:table-cell table:style-name="ce17" office:value-type="float" office:value="0.251864044615873">
            <text:p>.252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446997263535291">
            <text:p>.447</text:p>
          </table:table-cell>
          <table:table-cell table:style-name="ce16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Politics: Libertarianism</text:p>
          </table:table-cell>
          <table:table-cell table:style-name="ce12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17" office:value-type="float" office:value="0.77607653697865">
            <text:p>.776</text:p>
          </table:table-cell>
          <table:table-cell table:style-name="ce21" office:value-type="string">
            <text:p><text:s/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Teletransporter: Death</text:p>
          </table:table-cell>
          <table:table-cell table:style-name="ce13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18" office:value-type="string">
            <text:p><text:s/></text:p>
          </table:table-cell>
          <table:table-cell table:style-name="ce23" office:value-type="float" office:value="0.816382358189955">
            <text:p>.816</text:p>
          </table:table-cell>
          <table:table-cell table:number-columns-repeated="1014"/>
        </table:table-row>
        <table:table-row table:style-name="ro5">
          <table:table-cell table:style-name="ce6" office:value-type="string" table:number-columns-spanned="10" table:number-rows-spanned="1">
            <text:p>Extraction Method: Principal Component Analysis. </text:p>
            <text:p><text:s/>Rotation Method: Varimax with Kaiser Normalization.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1014"/>
        </table:table-row>
        <table:table-row table:style-name="ro3">
          <table:table-cell table:style-name="ce7" office:value-type="string" table:number-columns-spanned="10" table:number-rows-spanned="1">
            <text:p>Rotation converged in 8 iterations.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1014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old" svg:font-family="'Arial Bold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3" number:min-integer-digits="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/11/2010</text:date>, <text:time>16:4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David Bourget</dc:creator>
    <dc:date>2010-10-29T09:39:31</dc:date>
    <meta:editing-cycles>1</meta:editing-cycles>
    <meta:editing-duration>PT00H03M36S</meta:editing-duration>
    <meta:document-statistic meta:table-count="1" meta:cell-count="314" meta:object-count="0"/>
    <meta:generator>OpenOffice.org/3.2$Unix OpenOffice.org_project/320m19$Build-9505</meta:generator>
  </office:meta>
</office:document-meta>
</file>